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FreeMono" fo:font-style="normal" fo:font-weight="bold"/>
    </style:style>
    <style:style style:name="P2" style:family="paragraph" style:parent-style-name="Standard">
      <style:text-properties style:font-name="FreeMono" fo:font-style="normal" fo:font-weight="bold" officeooo:paragraph-rsid="00104dd3"/>
    </style:style>
    <style:style style:name="P3" style:family="paragraph" style:parent-style-name="Standard">
      <style:text-properties style:font-name="FreeMono" fo:font-size="16pt" fo:font-style="normal" fo:font-weight="bol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ike &amp; Wave : Attone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01 Aperture</text:p>
            <text:p text:style-name="P2"/>
            <text:p text:style-name="P2">02 Confirmation Bias</text:p>
            <text:p text:style-name="P2"/>
            <text:p text:style-name="P2">03 Neuclid</text:p>
            <text:p text:style-name="P2"/>
            <text:p text:style-name="P2">04 Serendipity</text:p>
            <text:p text:style-name="P2"/>
            <text:p text:style-name="P2">05 The Viper</text:p>
            <text:p text:style-name="P2"/>
            <text:p text:style-name="P2">06 Paper Cut</text:p>
            <text:p text:style-name="P2"/>
            <text:p text:style-name="P2">07 Beyond the Mountains</text:p>
            <text:p text:style-name="P2"/>
            <text:p text:style-name="P2">08 Marginalia</text:p>
            <text:p text:style-name="P2"/>
            <text:p text:style-name="P2">09 Muricene</text:p>
            <text:p text:style-name="P2"/>
            <text:p text:style-name="P2">10 Testdue</text:p>
            <text:p text:style-name="P2"/>
            <text:p text:style-name="P2">11 Ozymandias</text:p>
            <text:p text:style-name="P2"/>
            <text:p text:style-name="P2">12 Street of Shame</text:p>
            <text:p text:style-name="P2"/>
            <text:p text:style-name="P2">13 Ghast</text:p>
            <text:p text:style-name="P2"/>
            <text:p text:style-name="P2">14 Editor's Wives Club</text:p>
            <text:p text:style-name="P2"/>
            <text:p text:style-name="P2">15 Unliminal</text:p>
            <text:p text:style-name="P2"/>
            <text:p text:style-name="P2">16 Microplastic's Great Adventure</text:p>
            <text:p text:style-name="P2"/>
            <text:p text:style-name="P2">17 Agreste</text:p>
            <text:p text:style-name="P2"/>
            <text:p text:style-name="P2">18 Sheffield's Not Real</text:p>
          </table:table-cell>
          <table:table-cell table:style-name="Table1.A1" office:value-type="string">
            <text:p text:style-name="P2">Recorded 2025-26 at Mozzanella Polytechnic. Grateful thanks to Marinella Poggi, Jacopo Buzzi &amp; Nigel Ayers for their support and encouragement.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https://danny.ayers.name</text:p>
            <text:p text:style-name="P2">http://github.com/danja</text:p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09:51:28.939304002</meta:creation-date>
    <dc:date>2026-04-04T13:20:18.302977977</dc:date>
    <meta:editing-duration>PT3H28M50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22" meta:word-count="76" meta:character-count="486" meta:non-whitespace-character-count="432"/>
  </office:meta>
</office:document-meta>
</file>